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8b0e" officeooo:paragraph-rsid="00058b0e" style:font-weight-asian="bold" style:font-weight-complex="bold"/>
    </style:style>
    <style:style style:name="P2" style:family="paragraph" style:parent-style-name="Standard" style:list-style-name="L1">
      <style:text-properties fo:font-weight="bold" officeooo:rsid="00058b0e" officeooo:paragraph-rsid="00058b0e" style:font-weight-asian="bold" style:font-weight-complex="bold"/>
    </style:style>
    <style:style style:name="P3" style:family="paragraph" style:parent-style-name="Standard" style:list-style-name="L1">
      <style:text-properties fo:font-weight="bold" officeooo:rsid="000688c6" officeooo:paragraph-rsid="000688c6" style:font-weight-asian="bold" style:font-weight-complex="bold"/>
    </style:style>
    <style:style style:name="P4" style:family="paragraph" style:parent-style-name="Standard" style:list-style-name="L1">
      <style:text-properties fo:font-weight="bold" officeooo:rsid="00095458" officeooo:paragraph-rsid="00095458" style:font-weight-asian="bold" style:font-weight-complex="bold"/>
    </style:style>
    <style:style style:name="P5" style:family="paragraph" style:parent-style-name="Standard">
      <style:text-properties fo:font-weight="bold" officeooo:rsid="00095458" officeooo:paragraph-rsid="00095458" style:font-weight-asian="bold" style:font-weight-complex="bold"/>
    </style:style>
    <style:style style:name="P6" style:family="paragraph" style:parent-style-name="Standard" style:list-style-name="L1">
      <style:text-properties fo:font-weight="normal" officeooo:rsid="00058b0e" officeooo:paragraph-rsid="00058b0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58b0e" officeooo:paragraph-rsid="000688c6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688c6" officeooo:paragraph-rsid="000688c6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083ec1" officeooo:paragraph-rsid="00083ec1" style:font-weight-asian="normal" style:font-weight-complex="normal"/>
    </style:style>
    <style:style style:name="P10" style:family="paragraph" style:parent-style-name="Standard">
      <style:text-properties fo:font-weight="normal" officeooo:rsid="00083ec1" officeooo:paragraph-rsid="00083ec1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95458" officeooo:paragraph-rsid="00095458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95458" officeooo:paragraph-rsid="000ad418" style:font-weight-asian="normal" style:font-weight-complex="normal"/>
    </style:style>
    <style:style style:name="P13" style:family="paragraph" style:parent-style-name="Standard">
      <style:text-properties fo:font-weight="normal" officeooo:rsid="00095458" officeooo:paragraph-rsid="00095458" style:font-weight-asian="normal" style:font-weight-complex="normal"/>
    </style:style>
    <style:style style:name="P14" style:family="paragraph" style:parent-style-name="Standard">
      <style:text-properties fo:font-weight="normal" officeooo:rsid="00095458" officeooo:paragraph-rsid="000ad418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0ad418" officeooo:paragraph-rsid="000ad418" style:font-weight-asian="normal" style:font-weight-complex="normal"/>
    </style:style>
    <style:style style:name="P16" style:family="paragraph" style:parent-style-name="Standard">
      <style:text-properties fo:font-weight="normal" officeooo:rsid="000ad418" officeooo:paragraph-rsid="000ad418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0ad418" officeooo:paragraph-rsid="000ad418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0b733a" officeooo:paragraph-rsid="000b733a" style:font-weight-asian="normal" style:font-weight-complex="normal"/>
    </style:style>
    <style:style style:name="P19" style:family="paragraph" style:parent-style-name="Standard">
      <style:text-properties fo:font-weight="normal" officeooo:rsid="000b733a" officeooo:paragraph-rsid="000b733a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0b7964" officeooo:paragraph-rsid="000b7964" style:font-weight-asian="normal" style:font-weight-complex="normal"/>
    </style:style>
    <style:style style:name="P21" style:family="paragraph" style:parent-style-name="Standard">
      <style:text-properties fo:font-weight="normal" officeooo:rsid="000b7964" officeooo:paragraph-rsid="000b7964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0d5c12" officeooo:paragraph-rsid="000d5c12" style:font-weight-asian="normal" style:font-weight-complex="normal"/>
    </style:style>
    <style:style style:name="P23" style:family="paragraph" style:parent-style-name="Standard">
      <style:text-properties fo:font-weight="normal" officeooo:rsid="000d5c12" officeooo:paragraph-rsid="000d5c12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e0ab3" officeooo:paragraph-rsid="000e0ab3" style:font-weight-asian="normal" style:font-weight-complex="normal"/>
    </style:style>
    <style:style style:name="P25" style:family="paragraph" style:parent-style-name="Standard">
      <style:text-properties fo:font-weight="normal" officeooo:rsid="000e0ab3" officeooo:paragraph-rsid="000e0ab3" style:font-weight-asian="normal" style:font-weight-complex="normal"/>
    </style:style>
    <style:style style:name="T1" style:family="text">
      <style:text-properties officeooo:rsid="000688c6"/>
    </style:style>
    <style:style style:name="T2" style:family="text">
      <style:text-properties officeooo:rsid="00083e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733a"/>
    </style:style>
    <style:style style:name="T5" style:family="text">
      <style:text-properties officeooo:rsid="000e0a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thik:</text:p>
      <text:p text:style-name="P1"/>
      <text:p text:style-name="P1">Funktionen der Familie:</text:p>
      <text:list xml:id="list2863061941859876318" text:style-name="L1">
        <text:list-item>
          <text:p text:style-name="P2">Biologische Funktion der Famili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ist ein sozialer raum, in dem Kinder in (relativ) sicheren Verhältnissen aufwachsen und auf die Welt kommen können</text:p>
                              <text:p text:style-name="P6"/>
                            </text:list-item>
                            <text:list-item>
                              <text:p text:style-name="P6">Eine Familie besteht mindestens aus einem Kind und zwei Eltern</text:p>
                              <text:p text:style-name="P6"/>
                            </text:list-item>
                            <text:list-item>
                              <text:p text:style-name="P6">Eltern geben ihre Gene an die nächste Generation weiter</text:p>
                              <text:p text:style-name="P6"/>
                            </text:list-item>
                            <text:list-item>
                              <text:p text:style-name="P6">Eltern sorgen für sicheres Aufwachsen der Kinder</text:p>
                              <text:p text:style-name="P6"/>
                            </text:list-item>
                            <text:list-item>
                              <text:p text:style-name="P7">Mensch ist im Gegensatz zu anderen Lebewesen ein extremer Nesthocke<text:span text:style-name="T1">r</text:span> und muss viel länger unterstützt werden, um sich gesund zu entwickeln</text:p>
                              <text:p text:style-name="P7"/>
                            </text:list-item>
                            <text:list-item>
                              <text:p text:style-name="P6">In guten sozialen Verhältnissen haben Kinder bessere Entwicklungschancen, und die Familie bietet den Kindern diese Chance</text:p>
                              <text:p text:style-name="P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Soziale Funktion der Famili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biologische Eltern werden durch die Sozialen Eltern ergänzt oder ersetzt (meistens Väter)</text:p>
                              <text:p text:style-name="P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Finanzielle Funktion der Famili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nanzielle Versorgung der Familienmitglieder</text:p>
                              <text:p text:style-name="P6"/>
                            </text:list-item>
                            <text:list-item>
                              <text:p text:style-name="P6"><text:span text:style-name="T1">Kinder oder Alte Menschen</text:span> brauchen materielle Absicherung</text:p>
                              <text:p text:style-name="P6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Rechtliche Funktion der Famili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amilie ist heute immer noch ein __________</text:p>
                              <text:p text:style-name="P8"/>
                            </text:list-item>
                            <text:list-item>
                              <text:p text:style-name="P8">Z.B. Staatsbürgerschaft eines Kindes in Österreich hängt von Staatsangehörigkeit der Eltern ab</text:p>
                              <text:p text:style-name="P8"/>
                            </text:list-item>
                            <text:list-item>
                              <text:p text:style-name="P8">Ein Elternteil muss die österreichische Staatsbürgerschaft haben</text:p>
                              <text:p text:style-name="P8"/>
                            </text:list-item>
                            <text:list-item>
                              <text:p text:style-name="P8">Es gibt Grundrecht auf Familienzusammenführung: Hat ein Elternteil die SB hat, haben der Ehepartner und die Kinder auch ein Recht auf A<text:span text:style-name="T2">ufenthaltstitel (auch wenn sie nicht Europäer sind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17425197129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Sie haben auch noch ein Recht auf Auskunft bei Krankheit oder Unfal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20174272643935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Es gibt immer mehr Paare, die ohne Kinder oder Ehe zusammen leben, deshalb sind diese in Österreich heute in vielen Bereichen Ehrepaaren gleichgestell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201743850567531" text:continue-numbering="true" text:style-name="L1">
        <text:list-item>
          <text:p text:style-name="P4">Kulturelle Funktion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Lernprozess, bei dem der Mensch die Kultur, in die er hineingeboren wird, auch kennenlernt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20174246434472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2">Dazu gehören Erzählungen, Traditionen, Regeln und Weltbilder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3">Adoptionsgesetze bei gleichgeschlechtlichen Paaren:</text:span></text:p>
      <text:p text:style-name="P13"/>
      <text:list xml:id="list20174283551414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2015 wurde das Adoptionsverbot verabschiede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list xml:id="list20174385990341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5">Es war verfassungswidrig, da es angeblich keine sachliche Rechtfertigung aufgrund der sexuellen Orientierung eine Adoption zu verbieten gab. (bei eingetragenen Partnerschaften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3">Schwangerschaftsabbruch:</text:span></text:p>
      <text:p text:style-name="P16"><text:span text:style-name="T3"/></text:p>
      <text:list xml:id="list6087731710085704999" text:style-name="L2">
        <text:list-item>
          <text:p text:style-name="P17"><text:span text:style-name="T3">Geschichte:</text:span></text:p>
          <text:list>
            <text:list-item>
              <text:list>
                <text:list-item>
                  <text:p text:style-name="P17">Es gab <text:span text:style-name="T4">es </text:span>immer schon (ob illegal oder nicht)</text:p>
                </text:list-item>
              </text:list>
            </text:list-item>
          </text:list>
        </text:list-item>
      </text:list>
      <text:p text:style-name="P16"/>
      <text:list xml:id="list201742521314337" text:continue-numbering="true" text:style-name="L2">
        <text:list-item>
          <text:list>
            <text:list-item>
              <text:list>
                <text:list-item>
                  <text:p text:style-name="P18">Frauen aus der Oberschicht haben oft Ärzte gefunden, die es machten</text:p>
                </text:list-item>
              </text:list>
            </text:list-item>
          </text:list>
        </text:list-item>
      </text:list>
      <text:p text:style-name="P19"/>
      <text:list xml:id="list201743734111886" text:continue-numbering="true" text:style-name="L2">
        <text:list-item>
          <text:list>
            <text:list-item>
              <text:list>
                <text:list-item>
                  <text:p text:style-name="P20">es gab „Engelmacherinnen“ unprofessionelle Frauen, die gegen Bezahlung Schwangerschaftsabbruch betrieben</text:p>
                </text:list-item>
              </text:list>
            </text:list-item>
          </text:list>
        </text:list-item>
      </text:list>
      <text:p text:style-name="P21"/>
      <text:list xml:id="list201743855260633" text:continue-numbering="true" text:style-name="L2">
        <text:list-item>
          <text:list>
            <text:list-item>
              <text:list>
                <text:list-item>
                  <text:p text:style-name="P22">Manche Frauen versuchten es auch selber und starben oft</text:p>
                </text:list-item>
              </text:list>
            </text:list-item>
          </text:list>
        </text:list-item>
      </text:list>
      <text:p text:style-name="P23"/>
      <text:list xml:id="list201742819854681" text:continue-numbering="true" text:style-name="L2">
        <text:list-item>
          <text:list>
            <text:list-item>
              <text:list>
                <text:list-item>
                  <text:p text:style-name="P22">in vielen europäischen Ländern kam es in den 70ern zu Protest bewegungen <text:span text:style-name="T5">und es wird auch oft erlaubt. In Österreich wurde ein solches Gesetz 1975 erlassen.</text:span></text:p>
                </text:list-item>
              </text:list>
            </text:list-item>
          </text:list>
        </text:list-item>
      </text:list>
      <text:p text:style-name="P23"/>
      <text:list xml:id="list201744098428384" text:continue-numbering="true" text:style-name="L2">
        <text:list-item>
          <text:list>
            <text:list-item>
              <text:list>
                <text:list-item>
                  <text:p text:style-name="P24">Es wird auch eine Reihe an Unterstützungen für schwangere Frauen angeschafft, damit Frauen zur Schwangerschaft motiviert werden.</text:p>
                </text:list-item>
              </text:list>
            </text:list-item>
          </text:list>
        </text:list-item>
      </text:list>
      <text:p text:style-name="P25"/>
      <text:list xml:id="list201743504382917" text:continue-numbering="true" text:style-name="L2">
        <text:list-item>
          <text:list>
            <text:list-item>
              <text:list>
                <text:list-item>
                  <text:p text:style-name="P2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8:19:02.209000000</meta:creation-date>
    <dc:date>2017-05-05T20:17:42.306000000</dc:date>
    <meta:editing-duration>PT5M48S</meta:editing-duration>
    <meta:editing-cycles>1</meta:editing-cycles>
    <meta:document-statistic meta:table-count="0" meta:image-count="0" meta:object-count="0" meta:page-count="2" meta:paragraph-count="48" meta:word-count="394" meta:character-count="2567" meta:non-whitespace-character-count="2252"/>
    <meta:generator>LibreOffice/5.1.6.2$Windows_x86 LibreOffice_project/07ac168c60a517dba0f0d7bc7540f5afa45f0909</meta:generator>
  </office:meta>
</office:document-meta>
</file>